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2.4035in"/>
    </style:style>
    <style:style style:name="Table1.C" style:family="table-column">
      <style:table-column-properties style:column-width="1.3389in"/>
    </style:style>
    <style:style style:name="Table1.D" style:family="table-column">
      <style:table-column-properties style:column-width="1.8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479in" style:rel-column-width="3237*"/>
    </style:style>
    <style:style style:name="Table2.B" style:family="table-column">
      <style:table-column-properties style:column-width="4.4451in" style:rel-column-width="64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e4c" officeooo:paragraph-rsid="0017fe4c"/>
    </style:style>
    <style:style style:name="P2" style:family="paragraph" style:parent-style-name="Standard">
      <style:text-properties officeooo:rsid="0017fe4c" officeooo:paragraph-rsid="001a9cc1"/>
    </style:style>
    <style:style style:name="P3" style:family="paragraph" style:parent-style-name="Standard">
      <style:text-properties fo:font-weight="bold" officeooo:rsid="0017fe4c" officeooo:paragraph-rsid="0017fe4c" style:font-weight-asian="bold" style:font-weight-complex="bold"/>
    </style:style>
    <style:style style:name="P4" style:family="paragraph" style:parent-style-name="Standard">
      <style:text-properties fo:font-weight="bold" officeooo:rsid="001befc2" officeooo:paragraph-rsid="001befc2" style:font-weight-asian="bold" style:font-weight-complex="bold"/>
    </style:style>
    <style:style style:name="P5" style:family="paragraph" style:parent-style-name="Standard">
      <style:text-properties fo:font-weight="bold" officeooo:rsid="0045e38b" officeooo:paragraph-rsid="0045e38b" style:font-weight-asian="bold" style:font-weight-complex="bold"/>
    </style:style>
    <style:style style:name="P6" style:family="paragraph" style:parent-style-name="Standard">
      <style:text-properties fo:font-weight="bold" officeooo:rsid="00457070" officeooo:paragraph-rsid="00217336" style:font-weight-asian="bold" style:font-weight-complex="bold"/>
    </style:style>
    <style:style style:name="P7" style:family="paragraph" style:parent-style-name="Standard">
      <style:text-properties officeooo:rsid="001befc2" officeooo:paragraph-rsid="001befc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7fe4c" officeooo:paragraph-rsid="0017fe4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17336" officeooo:paragraph-rsid="00217336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3b49a6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3cc6c8" style:font-size-asian="8pt" style:font-size-complex="8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41d82f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64eddb" style:font-size-asian="8pt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d18b24" style:font-size-asian="8pt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style:font-size-asian="8pt" style:font-size-complex="8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266967" style:font-size-asian="8pt" style:font-size-complex="8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64eddb" style:font-size-asian="8pt" style:font-size-complex="8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3b49a6" style:font-size-asian="8pt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3cc6c8" style:font-size-asian="8pt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41d82f" style:font-size-asian="8pt" style:font-size-complex="8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paragraph-rsid="00d18b24" style:font-size-asian="8pt" style:font-size-complex="8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rsid="003cc6c8" officeooo:paragraph-rsid="003cc6c8" style:font-size-asian="8pt" style:font-size-complex="8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officeooo:rsid="0041d82f" officeooo:paragraph-rsid="0041d82f" style:font-size-asian="8pt" style:font-size-complex="8pt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officeooo:rsid="0022b00b" officeooo:paragraph-rsid="0022b00b" style:font-size-asian="8pt" style:font-size-complex="8pt"/>
    </style:style>
    <style:style style:name="P27" style:family="paragraph" style:parent-style-name="Table_20_Contents">
      <style:text-properties fo:font-size="8pt" officeooo:rsid="0024a1cb" officeooo:paragraph-rsid="0024a1cb" style:font-size-asian="8pt" style:font-size-complex="8pt"/>
    </style:style>
    <style:style style:name="P28" style:family="paragraph" style:parent-style-name="Table_20_Contents">
      <style:text-properties fo:font-size="8pt" officeooo:rsid="0027b65d" officeooo:paragraph-rsid="0027b65d" style:font-size-asian="8pt" style:font-size-complex="8pt"/>
    </style:style>
    <style:style style:name="P29" style:family="paragraph" style:parent-style-name="Table_20_Contents">
      <style:text-properties fo:font-size="8pt" officeooo:rsid="00282fb7" officeooo:paragraph-rsid="00282fb7" style:font-size-asian="8pt" style:font-size-complex="8pt"/>
    </style:style>
    <style:style style:name="P30" style:family="paragraph" style:parent-style-name="Table_20_Contents">
      <style:text-properties fo:font-size="8pt" officeooo:rsid="002aeeea" officeooo:paragraph-rsid="002aeeea" style:font-size-asian="8pt" style:font-size-complex="8pt"/>
    </style:style>
    <style:style style:name="P31" style:family="paragraph" style:parent-style-name="Table_20_Contents">
      <style:text-properties fo:font-size="8pt" officeooo:rsid="002aeeea" officeooo:paragraph-rsid="0063fab2" style:font-size-asian="8pt" style:font-size-complex="8pt"/>
    </style:style>
    <style:style style:name="P32" style:family="paragraph" style:parent-style-name="Table_20_Contents">
      <style:text-properties fo:font-size="8pt" officeooo:rsid="002d5f41" officeooo:paragraph-rsid="002d5f41" style:font-size-asian="8pt" style:font-size-complex="8pt"/>
    </style:style>
    <style:style style:name="P33" style:family="paragraph" style:parent-style-name="Table_20_Contents">
      <style:text-properties fo:font-size="8pt" officeooo:rsid="002d5f41" officeooo:paragraph-rsid="002f95fe" style:font-size-asian="8pt" style:font-size-complex="8pt"/>
    </style:style>
    <style:style style:name="P34" style:family="paragraph" style:parent-style-name="Table_20_Contents">
      <style:text-properties fo:font-size="8pt" officeooo:rsid="0033ac8a" officeooo:paragraph-rsid="0033ac8a" style:font-size-asian="8pt" style:font-size-complex="8pt"/>
    </style:style>
    <style:style style:name="P35" style:family="paragraph" style:parent-style-name="Table_20_Contents">
      <style:text-properties fo:font-size="8pt" officeooo:rsid="0044798b" officeooo:paragraph-rsid="0044798b" style:font-size-asian="8pt" style:font-size-complex="8pt"/>
    </style:style>
    <style:style style:name="P36" style:family="paragraph" style:parent-style-name="Table_20_Contents">
      <style:text-properties fo:font-size="8pt" officeooo:rsid="0044946b" officeooo:paragraph-rsid="0044946b" style:font-size-asian="8pt" style:font-size-complex="8pt"/>
    </style:style>
    <style:style style:name="P37" style:family="paragraph" style:parent-style-name="Table_20_Contents">
      <style:text-properties fo:font-size="8pt" officeooo:rsid="00460818" officeooo:paragraph-rsid="00460818" style:font-size-asian="8pt" style:font-size-complex="8pt"/>
    </style:style>
    <style:style style:name="P38" style:family="paragraph" style:parent-style-name="Table_20_Contents">
      <style:text-properties fo:font-size="8pt" officeooo:rsid="00498b85" officeooo:paragraph-rsid="00498b85" style:font-size-asian="8pt" style:font-size-complex="8pt"/>
    </style:style>
    <style:style style:name="P39" style:family="paragraph" style:parent-style-name="Table_20_Contents">
      <style:text-properties fo:font-size="8pt" officeooo:rsid="00498b85" officeooo:paragraph-rsid="0069395f" style:font-size-asian="8pt" style:font-size-complex="8pt"/>
    </style:style>
    <style:style style:name="P40" style:family="paragraph" style:parent-style-name="Table_20_Contents">
      <style:text-properties fo:font-size="8pt" officeooo:rsid="00612532" officeooo:paragraph-rsid="00612532" style:font-size-asian="8pt" style:font-size-complex="8pt"/>
    </style:style>
    <style:style style:name="P41" style:family="paragraph" style:parent-style-name="Table_20_Contents">
      <style:text-properties fo:font-size="8pt" officeooo:rsid="00612532" officeooo:paragraph-rsid="00498b85" style:font-size-asian="8pt" style:font-size-complex="8pt"/>
    </style:style>
    <style:style style:name="P42" style:family="paragraph" style:parent-style-name="Table_20_Contents">
      <style:text-properties fo:font-size="8pt" officeooo:rsid="00493362" officeooo:paragraph-rsid="00493362" style:font-size-asian="8pt" style:font-size-complex="8pt"/>
    </style:style>
    <style:style style:name="P43" style:family="paragraph" style:parent-style-name="Table_20_Contents">
      <style:text-properties fo:font-size="8pt" officeooo:rsid="0047cbc6" officeooo:paragraph-rsid="0047cbc6" style:font-size-asian="8pt" style:font-size-complex="8pt"/>
    </style:style>
    <style:style style:name="P44" style:family="paragraph" style:parent-style-name="Table_20_Contents">
      <style:text-properties fo:font-size="8pt" officeooo:rsid="004a33e0" officeooo:paragraph-rsid="0072b386" style:font-size-asian="8pt" style:font-size-complex="8pt"/>
    </style:style>
    <style:style style:name="P45" style:family="paragraph" style:parent-style-name="Table_20_Contents">
      <style:text-properties fo:font-size="8pt" officeooo:rsid="004a33e0" officeooo:paragraph-rsid="007dd564" style:font-size-asian="8pt" style:font-size-complex="8pt"/>
    </style:style>
    <style:style style:name="P46" style:family="paragraph" style:parent-style-name="Table_20_Contents">
      <style:text-properties fo:font-size="8pt" officeooo:rsid="004ca4dd" officeooo:paragraph-rsid="007dd564" style:font-size-asian="8pt" style:font-size-complex="8pt"/>
    </style:style>
    <style:style style:name="P47" style:family="paragraph" style:parent-style-name="Table_20_Contents">
      <style:text-properties fo:font-size="8pt" officeooo:rsid="004ca4dd" officeooo:paragraph-rsid="0072b386" style:font-size-asian="8pt" style:font-size-complex="8pt"/>
    </style:style>
    <style:style style:name="P48" style:family="paragraph" style:parent-style-name="Table_20_Contents">
      <style:text-properties fo:font-size="8pt" officeooo:rsid="00693a0c" officeooo:paragraph-rsid="00693a0c" style:font-size-asian="8pt" style:font-size-complex="8pt"/>
    </style:style>
    <style:style style:name="P49" style:family="paragraph" style:parent-style-name="Table_20_Contents">
      <style:text-properties fo:font-size="8pt" officeooo:rsid="006bc45a" officeooo:paragraph-rsid="006bc45a" style:font-size-asian="8pt" style:font-size-complex="8pt"/>
    </style:style>
    <style:style style:name="P50" style:family="paragraph" style:parent-style-name="Table_20_Contents">
      <style:text-properties fo:font-size="8pt" officeooo:rsid="00745a6f" officeooo:paragraph-rsid="0075cae0" style:font-size-asian="8pt" style:font-size-complex="8pt"/>
    </style:style>
    <style:style style:name="P51" style:family="paragraph" style:parent-style-name="Table_20_Contents">
      <style:text-properties fo:font-size="8pt" officeooo:rsid="00745a6f" officeooo:paragraph-rsid="007dd564" style:font-size-asian="8pt" style:font-size-complex="8pt"/>
    </style:style>
    <style:style style:name="P52" style:family="paragraph" style:parent-style-name="Table_20_Contents">
      <style:text-properties fo:font-size="8pt" officeooo:rsid="00745a6f" officeooo:paragraph-rsid="00745a6f" style:font-size-asian="8pt" style:font-size-complex="8pt"/>
    </style:style>
    <style:style style:name="P53" style:family="paragraph" style:parent-style-name="Table_20_Contents">
      <style:text-properties fo:font-size="8pt" officeooo:rsid="00788897" officeooo:paragraph-rsid="00788897" style:font-size-asian="8pt" style:font-size-complex="8pt"/>
    </style:style>
    <style:style style:name="P54" style:family="paragraph" style:parent-style-name="Table_20_Contents">
      <style:text-properties fo:font-size="8pt" officeooo:rsid="00788897" officeooo:paragraph-rsid="007dd564" style:font-size-asian="8pt" style:font-size-complex="8pt"/>
    </style:style>
    <style:style style:name="P55" style:family="paragraph" style:parent-style-name="Table_20_Contents">
      <style:text-properties fo:font-size="8pt" officeooo:rsid="007b6ebc" officeooo:paragraph-rsid="007b6ebc" style:font-size-asian="8pt" style:font-size-complex="8pt"/>
    </style:style>
    <style:style style:name="P56" style:family="paragraph" style:parent-style-name="Table_20_Contents">
      <style:text-properties fo:font-size="8pt" officeooo:rsid="007c8486" officeooo:paragraph-rsid="007c8486" style:font-size-asian="8pt" style:font-size-complex="8pt"/>
    </style:style>
    <style:style style:name="P57" style:family="paragraph" style:parent-style-name="Table_20_Contents">
      <style:text-properties fo:font-size="8pt" officeooo:rsid="007ca90b" officeooo:paragraph-rsid="007ca90b" style:font-size-asian="8pt" style:font-size-complex="8pt"/>
    </style:style>
    <style:style style:name="P58" style:family="paragraph" style:parent-style-name="Table_20_Contents">
      <style:text-properties fo:font-size="8pt" officeooo:rsid="007d4a39" officeooo:paragraph-rsid="007d4a39" style:font-size-asian="8pt" style:font-size-complex="8pt"/>
    </style:style>
    <style:style style:name="P59" style:family="paragraph" style:parent-style-name="Table_20_Contents">
      <style:text-properties fo:font-size="8pt" officeooo:rsid="007dcd57" officeooo:paragraph-rsid="007dcd57" style:font-size-asian="8pt" style:font-size-complex="8pt"/>
    </style:style>
    <style:style style:name="P60" style:family="paragraph" style:parent-style-name="Table_20_Contents">
      <style:text-properties fo:font-size="8pt" officeooo:rsid="007faf60" officeooo:paragraph-rsid="007faf60" style:font-size-asian="8pt" style:font-size-complex="8pt"/>
    </style:style>
    <style:style style:name="P61" style:family="paragraph" style:parent-style-name="Table_20_Contents">
      <style:text-properties fo:font-size="8pt" officeooo:rsid="007faf60" officeooo:paragraph-rsid="0080b3b3" style:font-size-asian="8pt" style:font-size-complex="8pt"/>
    </style:style>
    <style:style style:name="P62" style:family="paragraph" style:parent-style-name="Table_20_Contents">
      <style:text-properties fo:font-size="8pt" officeooo:rsid="008bbbd8" officeooo:paragraph-rsid="00926466" style:font-size-asian="8pt" style:font-size-complex="8pt"/>
    </style:style>
    <style:style style:name="P63" style:family="paragraph" style:parent-style-name="Table_20_Contents">
      <style:text-properties fo:font-size="8pt" officeooo:rsid="008cfd31" officeooo:paragraph-rsid="008cfd31" style:font-size-asian="8pt" style:font-size-complex="8pt"/>
    </style:style>
    <style:style style:name="P64" style:family="paragraph" style:parent-style-name="Table_20_Contents">
      <style:text-properties fo:font-size="8pt" officeooo:rsid="009696b2" officeooo:paragraph-rsid="009696b2" style:font-size-asian="8pt" style:font-size-complex="8pt"/>
    </style:style>
    <style:style style:name="P65" style:family="paragraph" style:parent-style-name="Table_20_Contents">
      <style:text-properties fo:font-size="8pt" officeooo:rsid="0066a439" officeooo:paragraph-rsid="007dd564" style:font-size-asian="8pt" style:font-size-complex="8pt"/>
    </style:style>
    <style:style style:name="P66" style:family="paragraph" style:parent-style-name="Table_20_Contents">
      <style:text-properties fo:font-size="8pt" officeooo:rsid="0066a439" officeooo:paragraph-rsid="007924e6" style:font-size-asian="8pt" style:font-size-complex="8pt"/>
    </style:style>
    <style:style style:name="P67" style:family="paragraph" style:parent-style-name="Table_20_Contents">
      <style:text-properties fo:font-size="8pt" officeooo:rsid="00a600e4" officeooo:paragraph-rsid="00a600e4" style:font-size-asian="8pt" style:font-size-complex="8pt"/>
    </style:style>
    <style:style style:name="P68" style:family="paragraph" style:parent-style-name="Table_20_Contents">
      <style:text-properties fo:font-size="8pt" officeooo:rsid="00ac52b1" officeooo:paragraph-rsid="006bc45a" style:font-size-asian="8pt" style:font-size-complex="8pt"/>
    </style:style>
    <style:style style:name="P69" style:family="paragraph" style:parent-style-name="Table_20_Contents">
      <style:text-properties fo:font-size="8pt" officeooo:rsid="00b46464" officeooo:paragraph-rsid="00b46464" style:font-size-asian="8pt" style:font-size-complex="8pt"/>
    </style:style>
    <style:style style:name="P70" style:family="paragraph" style:parent-style-name="Table_20_Contents">
      <style:text-properties fo:font-size="8pt" officeooo:rsid="00b46464" officeooo:paragraph-rsid="00b4f0f3" style:font-size-asian="8pt" style:font-size-complex="8pt"/>
    </style:style>
    <style:style style:name="P71" style:family="paragraph" style:parent-style-name="Table_20_Contents">
      <style:text-properties fo:font-size="8pt" officeooo:rsid="00b46464" officeooo:paragraph-rsid="00ca9a2b" style:font-size-asian="8pt" style:font-size-complex="8pt"/>
    </style:style>
    <style:style style:name="P72" style:family="paragraph" style:parent-style-name="Table_20_Contents">
      <style:text-properties fo:font-size="8pt" officeooo:rsid="006d398d" officeooo:paragraph-rsid="006d398d" style:font-size-asian="8pt" style:font-size-complex="8pt"/>
    </style:style>
    <style:style style:name="P73" style:family="paragraph" style:parent-style-name="Table_20_Contents">
      <style:text-properties fo:font-size="8pt" officeooo:rsid="00d11816" officeooo:paragraph-rsid="00d11816" style:font-size-asian="8pt" style:font-size-complex="8pt"/>
    </style:style>
    <style:style style:name="P74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89d291" fo:background-color="transparent" style:font-size-asian="8pt" style:font-style-asian="normal" style:font-weight-asian="normal" style:font-size-complex="8pt" style:text-emphasize="none"/>
    </style:style>
    <style:style style:name="P75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8a9f0c" fo:background-color="transparent" style:font-size-asian="8pt" style:font-style-asian="normal" style:font-weight-asian="normal" style:font-size-complex="8pt" style:text-emphasize="none"/>
    </style:style>
    <style:style style:name="P76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926466" fo:background-color="transparent" style:font-size-asian="8pt" style:font-style-asian="normal" style:font-weight-asian="normal" style:font-size-complex="8pt" style:text-emphasize="none"/>
    </style:style>
    <style:style style:name="P77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960693" fo:background-color="transparent" style:font-size-asian="8pt" style:font-style-asian="normal" style:font-weight-asian="normal" style:font-size-complex="8pt" style:text-emphasize="none"/>
    </style:style>
    <style:style style:name="P78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c81a1" fo:background-color="transparent" style:font-size-asian="8pt" style:font-style-asian="normal" style:font-weight-asian="normal" style:font-size-complex="8pt" style:text-emphasize="none"/>
    </style:style>
    <style:style style:name="P79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d9447" fo:background-color="transparent" style:font-size-asian="8pt" style:font-style-asian="normal" style:font-weight-asian="normal" style:font-size-complex="8pt" style:text-emphasize="none"/>
    </style:style>
    <style:style style:name="P80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be2084" fo:background-color="transparent" style:font-size-asian="8pt" style:font-style-asian="normal" style:font-weight-asian="normal" style:font-size-complex="8pt" style:text-emphasize="none"/>
    </style:style>
    <style:style style:name="P81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cc2882" fo:background-color="transparent" style:font-size-asian="8pt" style:font-style-asian="normal" style:font-weight-asian="normal" style:font-size-complex="8pt" style:text-emphasize="none"/>
    </style:style>
    <style:style style:name="P82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ccfe58" fo:background-color="transparent" style:font-size-asian="8pt" style:font-style-asian="normal" style:font-weight-asian="normal" style:font-size-complex="8pt" style:text-emphasize="none"/>
    </style:style>
    <style:style style:name="P83" style:family="paragraph" style:parent-style-name="Standard">
      <style:text-properties officeooo:rsid="0017fe4c" officeooo:paragraph-rsid="0017fe4c"/>
    </style:style>
    <style:style style:name="P84" style:family="paragraph" style:parent-style-name="Standard">
      <style:text-properties officeooo:rsid="00d4c19b" officeooo:paragraph-rsid="00d4c19b"/>
    </style:style>
    <style:style style:name="P85" style:family="paragraph" style:parent-style-name="Standard">
      <style:text-properties fo:font-size="16pt" fo:font-weight="bold" officeooo:rsid="00d4c19b" officeooo:paragraph-rsid="00d4c19b" style:font-size-asian="16pt" style:font-weight-asian="bold" style:font-size-complex="16pt" style:font-weight-complex="bold"/>
    </style:style>
    <style:style style:name="P86" style:family="paragraph" style:parent-style-name="Standard">
      <style:text-properties officeooo:rsid="00ed900b" officeooo:paragraph-rsid="00ed900b"/>
    </style:style>
    <style:style style:name="P87" style:family="paragraph" style:parent-style-name="Standard">
      <style:text-properties officeooo:rsid="00f0208c" officeooo:paragraph-rsid="00f0208c"/>
    </style:style>
    <style:style style:name="P88" style:family="paragraph" style:parent-style-name="Standard">
      <style:text-properties officeooo:rsid="00f09392" officeooo:paragraph-rsid="00f09392"/>
    </style:style>
    <style:style style:name="P89" style:family="paragraph" style:parent-style-name="Standard">
      <style:text-properties officeooo:rsid="00f3315e" officeooo:paragraph-rsid="00f3315e"/>
    </style:style>
    <style:style style:name="P90" style:family="paragraph" style:parent-style-name="Standard">
      <style:text-properties officeooo:rsid="00f6e4a0" officeooo:paragraph-rsid="00f6e4a0"/>
    </style:style>
    <style:style style:name="P91" style:family="paragraph" style:parent-style-name="Standard">
      <style:text-properties officeooo:rsid="00f8ac19" officeooo:paragraph-rsid="00f8ac19"/>
    </style:style>
    <style:style style:name="P92" style:family="paragraph" style:parent-style-name="Standard">
      <style:text-properties officeooo:rsid="00f92385" officeooo:paragraph-rsid="00f92385"/>
    </style:style>
    <style:style style:name="P93" style:family="paragraph" style:parent-style-name="Standard">
      <style:text-properties fo:font-weight="bold" officeooo:rsid="00ed900b" officeooo:paragraph-rsid="00ed900b" style:font-weight-asian="bold" style:font-weight-complex="bold"/>
    </style:style>
    <style:style style:name="P94" style:family="paragraph" style:parent-style-name="Standard">
      <style:text-properties officeooo:rsid="00fd993f" officeooo:paragraph-rsid="00fd993f"/>
    </style:style>
    <style:style style:name="P95" style:family="paragraph" style:parent-style-name="Standard">
      <style:text-properties officeooo:rsid="00ff0e44" officeooo:paragraph-rsid="00ff0e44"/>
    </style:style>
    <style:style style:name="P96" style:family="paragraph" style:parent-style-name="Standard">
      <style:text-properties officeooo:rsid="010084ab" officeooo:paragraph-rsid="010084ab"/>
    </style:style>
    <style:style style:name="P97" style:family="paragraph" style:parent-style-name="Standard">
      <style:text-properties officeooo:rsid="01024064" officeooo:paragraph-rsid="01024064"/>
    </style:style>
    <style:style style:name="P98" style:family="paragraph" style:parent-style-name="Standard">
      <style:text-properties officeooo:rsid="0103689d" officeooo:paragraph-rsid="0103689d"/>
    </style:style>
    <style:style style:name="P99" style:family="paragraph" style:parent-style-name="Standard">
      <style:text-properties officeooo:rsid="01059ffe" officeooo:paragraph-rsid="01059ffe"/>
    </style:style>
    <style:style style:name="P100" style:family="paragraph" style:parent-style-name="Standard">
      <style:text-properties officeooo:rsid="01070875" officeooo:paragraph-rsid="01070875"/>
    </style:style>
    <style:style style:name="P101" style:family="paragraph" style:parent-style-name="Standard">
      <style:text-properties officeooo:rsid="010cb00d" officeooo:paragraph-rsid="010cb00d"/>
    </style:style>
    <style:style style:name="P102" style:family="paragraph" style:parent-style-name="Standard">
      <style:text-properties officeooo:rsid="010da7f9" officeooo:paragraph-rsid="010da7f9"/>
    </style:style>
    <style:style style:name="P103" style:family="paragraph" style:parent-style-name="Standard">
      <style:text-properties officeooo:rsid="0110892b" officeooo:paragraph-rsid="0110892b"/>
    </style:style>
    <style:style style:name="P104" style:family="paragraph" style:parent-style-name="Standard">
      <style:text-properties officeooo:rsid="01126599" officeooo:paragraph-rsid="01126599"/>
    </style:style>
    <style:style style:name="P105" style:family="paragraph" style:parent-style-name="Standard">
      <style:text-properties officeooo:rsid="011423f6" officeooo:paragraph-rsid="011423f6"/>
    </style:style>
    <style:style style:name="P106" style:family="paragraph" style:parent-style-name="Standard">
      <style:text-properties officeooo:rsid="0115c2dc" officeooo:paragraph-rsid="0115c2dc"/>
    </style:style>
    <style:style style:name="P107" style:family="paragraph" style:parent-style-name="Standard">
      <style:text-properties officeooo:rsid="01185064" officeooo:paragraph-rsid="01185064"/>
    </style:style>
    <style:style style:name="P108" style:family="paragraph" style:parent-style-name="Table_20_Contents">
      <style:text-properties fo:color="#800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89d291" officeooo:paragraph-rsid="00944636" fo:background-color="transparent" style:font-size-asian="8pt" style:font-style-asian="normal" style:font-weight-asian="normal" style:font-size-complex="8pt" style:text-emphasize="none"/>
    </style:style>
    <style:style style:name="P109" style:family="paragraph" style:parent-style-name="Table_20_Contents">
      <style:text-properties officeooo:rsid="00d769c3" officeooo:paragraph-rsid="00d769c3"/>
    </style:style>
    <style:style style:name="P110" style:family="paragraph" style:parent-style-name="Table_20_Contents">
      <style:text-properties officeooo:rsid="00d83ab1" officeooo:paragraph-rsid="00d83ab1"/>
    </style:style>
    <style:style style:name="P111" style:family="paragraph" style:parent-style-name="Table_20_Contents">
      <style:text-properties officeooo:rsid="00d9e855" officeooo:paragraph-rsid="00d9e855"/>
    </style:style>
    <style:style style:name="P112" style:family="paragraph" style:parent-style-name="Table_20_Contents">
      <style:text-properties officeooo:rsid="00db258f" officeooo:paragraph-rsid="00db258f"/>
    </style:style>
    <style:style style:name="P113" style:family="paragraph" style:parent-style-name="Table_20_Contents">
      <style:text-properties officeooo:rsid="00deed8f" officeooo:paragraph-rsid="00deed8f"/>
    </style:style>
    <style:style style:name="P114" style:family="paragraph" style:parent-style-name="Table_20_Contents">
      <style:text-properties officeooo:rsid="00df1dd8" officeooo:paragraph-rsid="00df1dd8"/>
    </style:style>
    <style:style style:name="P115" style:family="paragraph" style:parent-style-name="Table_20_Contents">
      <style:text-properties fo:font-weight="bold" officeooo:rsid="00d5bafa" officeooo:paragraph-rsid="00d5bafa" style:font-weight-asian="bold" style:font-weight-complex="bold"/>
    </style:style>
    <style:style style:name="P116" style:family="paragraph" style:parent-style-name="Table_20_Contents">
      <style:text-properties officeooo:rsid="00e736f8" officeooo:paragraph-rsid="00e736f8"/>
    </style:style>
    <style:style style:name="P117" style:family="paragraph" style:parent-style-name="Table_20_Contents">
      <style:text-properties officeooo:rsid="00e93272" officeooo:paragraph-rsid="00e93272"/>
    </style:style>
    <style:style style:name="P118" style:family="paragraph" style:parent-style-name="Table_20_Contents">
      <style:text-properties officeooo:rsid="00e93272" officeooo:paragraph-rsid="00eae1cf"/>
    </style:style>
    <style:style style:name="P119" style:family="paragraph" style:parent-style-name="Table_20_Contents">
      <style:text-properties officeooo:rsid="00e93272" officeooo:paragraph-rsid="00ec8e8e"/>
    </style:style>
    <style:style style:name="T1" style:family="text">
      <style:text-properties officeooo:rsid="0019445a"/>
    </style:style>
    <style:style style:name="T2" style:family="text">
      <style:text-properties officeooo:rsid="001b7a42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officeooo:rsid="0022b00b"/>
    </style:style>
    <style:style style:name="T5" style:family="text">
      <style:text-properties fo:color="#000000" style:font-name="Monospace" fo:font-weight="bold" style:font-weight-asian="bold"/>
    </style:style>
    <style:style style:name="T6" style:family="text">
      <style:text-properties fo:color="#000000" style:font-name="Monospace" officeooo:rsid="003cc6c8"/>
    </style:style>
    <style:style style:name="T7" style:family="text">
      <style:text-properties fo:color="#000000" style:font-name="Monospace" officeooo:rsid="0041d82f"/>
    </style:style>
    <style:style style:name="T8" style:family="text">
      <style:text-properties fo:color="#000000" style:font-name="Monospace" officeooo:rsid="00651b8d"/>
    </style:style>
    <style:style style:name="T9" style:family="text">
      <style:text-properties fo:color="#000000" style:font-name="Monospace" officeooo:rsid="00d45356"/>
    </style:style>
    <style:style style:name="T10" style:family="text">
      <style:text-properties fo:color="#7f0055" style:font-name="Monospace" fo:font-weight="bold" style:font-weight-asian="bold"/>
    </style:style>
    <style:style style:name="T11" style:family="text">
      <style:text-properties officeooo:rsid="002e412f"/>
    </style:style>
    <style:style style:name="T12" style:family="text">
      <style:text-properties officeooo:rsid="002f95fe"/>
    </style:style>
    <style:style style:name="T13" style:family="text">
      <style:text-properties officeooo:rsid="004dca28"/>
    </style:style>
    <style:style style:name="T14" style:family="text">
      <style:text-properties officeooo:rsid="0056d756"/>
    </style:style>
    <style:style style:name="T15" style:family="text">
      <style:text-properties officeooo:rsid="00586f55"/>
    </style:style>
    <style:style style:name="T16" style:family="text">
      <style:text-properties officeooo:rsid="00664d74"/>
    </style:style>
    <style:style style:name="T17" style:family="text">
      <style:text-properties officeooo:rsid="00667eba"/>
    </style:style>
    <style:style style:name="T18" style:family="text">
      <style:text-properties officeooo:rsid="0066a439"/>
    </style:style>
    <style:style style:name="T19" style:family="text">
      <style:text-properties officeooo:rsid="0069395f"/>
    </style:style>
    <style:style style:name="T20" style:family="text">
      <style:text-properties officeooo:rsid="00774120"/>
    </style:style>
    <style:style style:name="T21" style:family="text">
      <style:text-properties officeooo:rsid="00c1a0fa"/>
    </style:style>
    <style:style style:name="T22" style:family="text">
      <style:text-properties officeooo:rsid="00c32476"/>
    </style:style>
    <style:style style:name="T23" style:family="text">
      <style:text-properties officeooo:rsid="00c45da0"/>
    </style:style>
    <style:style style:name="T24" style:family="text">
      <style:text-properties officeooo:rsid="00c608d4"/>
    </style:style>
    <style:style style:name="T25" style:family="text">
      <style:text-properties officeooo:rsid="00c7b638"/>
    </style:style>
    <style:style style:name="T26" style:family="text">
      <style:text-properties officeooo:rsid="00c814cf"/>
    </style:style>
    <style:style style:name="T27" style:family="text">
      <style:text-properties officeooo:rsid="00c8bb18"/>
    </style:style>
    <style:style style:name="T28" style:family="text">
      <style:text-properties officeooo:rsid="00c8bd97"/>
    </style:style>
    <style:style style:name="T29" style:family="text">
      <style:text-properties officeooo:rsid="00cc2882"/>
    </style:style>
    <style:style style:name="T30" style:family="text">
      <style:text-properties officeooo:rsid="00cde033"/>
    </style:style>
    <style:style style:name="T31" style:family="text">
      <style:text-properties officeooo:rsid="00d8e4a6"/>
    </style:style>
    <style:style style:name="T32" style:family="text">
      <style:text-properties officeooo:rsid="00dadfdc"/>
    </style:style>
    <style:style style:name="T33" style:family="text">
      <style:text-properties officeooo:rsid="00e00efe"/>
    </style:style>
    <style:style style:name="T34" style:family="text">
      <style:text-properties officeooo:rsid="00eae1cf"/>
    </style:style>
    <style:style style:name="T35" style:family="text">
      <style:text-properties officeooo:rsid="00ec8e8e"/>
    </style:style>
    <style:style style:name="T36" style:family="text">
      <style:text-properties officeooo:rsid="00f19c91"/>
    </style:style>
    <style:style style:name="T37" style:family="text">
      <style:text-properties officeooo:rsid="00f346a2"/>
    </style:style>
    <style:style style:name="T38" style:family="text">
      <style:text-properties officeooo:rsid="00f57270"/>
    </style:style>
    <style:style style:name="T39" style:family="text">
      <style:text-properties officeooo:rsid="00fa3377"/>
    </style:style>
    <style:style style:name="T40" style:family="text">
      <style:text-properties officeooo:rsid="00fe1c13"/>
    </style:style>
    <style:style style:name="T41" style:family="text">
      <style:text-properties officeooo:rsid="010084ab"/>
    </style:style>
    <style:style style:name="T42" style:family="text">
      <style:text-properties officeooo:rsid="0100c783"/>
    </style:style>
    <style:style style:name="T43" style:family="text">
      <style:text-properties officeooo:rsid="0108416f"/>
    </style:style>
    <style:style style:name="T44" style:family="text">
      <style:text-properties officeooo:rsid="010cb00d"/>
    </style:style>
    <style:style style:name="T45" style:family="text">
      <style:text-properties officeooo:rsid="010da7f9"/>
    </style:style>
    <style:style style:name="T46" style:family="text">
      <style:text-properties officeooo:rsid="010e8b8b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ilient Finish</text:p>
      <text:p text:style-name="P1"/>
      <text:p text:style-name="P3">Requirements:</text:p>
      <text:p text:style-name="P1">- Agreement on place status (dead/active) within the finish protocol</text:p>
      <text:p text:style-name="P1">- <text:span text:style-name="T1">Adoption of orphan tasks</text:span></text:p>
      <text:p text:style-name="P2">- <text:span text:style-name="T1">Support for multiple termination scopes, flat or nested.</text:span></text:p>
      <text:p text:style-name="P2">- <text:span text:style-name="T2">Distributed resilient state for better scalability</text:span></text:p>
      <text:p text:style-name="P2">- <text:span text:style-name="T30">Finish that creates local tasks does not need to be replicated</text:span></text:p>
      <text:p text:style-name="P4">Optional:</text:p>
      <text:p text:style-name="P7">- Aggregate communication to reduce the number of communication messages</text:p>
      <text:p text:style-name="P2"/>
      <text:p text:style-name="P1"/>
      <text:p text:style-name="P6">Place0 Resilient Finish:</text:p>
      <text:p text:style-name="P5">Number of remote messag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5">Non resilient</text:p>
          </table:table-cell>
          <table:table-cell table:style-name="Table1.D1" office:value-type="string">
            <text:p text:style-name="P35">Resilient</text:p>
          </table:table-cell>
        </table:table-row>
        <table:table-row>
          <table:table-cell table:style-name="Table1.A2" office:value-type="string">
            <text:p text:style-name="P26">Empty finish</text:p>
          </table:table-cell>
          <table:table-cell table:style-name="Table1.A2" office:value-type="string">
            <text:p text:style-name="P10"><text:span text:style-name="T4">f</text:span><text:span text:style-name="T3">inish { }</text:span></text:p>
          </table:table-cell>
          <table:table-cell table:style-name="Table1.A2" office:value-type="string">
            <text:p text:style-name="P36">0</text:p>
          </table:table-cell>
          <table:table-cell table:style-name="Table1.D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27">Finish with local activities</text:p>
          </table:table-cell>
          <table:table-cell table:style-name="Table1.A2" office:value-type="string">
            <text:p text:style-name="P16">finish {</text:p>
            <text:p text:style-name="P10"><text:span text:style-name="T10"><text:s text:c="2"/>for</text:span><text:span text:style-name="T3"> (j in 1..D) { </text:span></text:p>
            <text:p text:style-name="P17"><text:s text:c="4"/>async { think(t); };</text:p>
            <text:p text:style-name="P16"><text:s text:c="2"/>}</text:p>
            <text:p text:style-name="P16">}</text:p>
          </table:table-cell>
          <table:table-cell table:style-name="Table1.A2" office:value-type="string">
            <text:p text:style-name="P37">0</text:p>
          </table:table-cell>
          <table:table-cell table:style-name="Table1.D2" office:value-type="string">
            <text:p text:style-name="P43">0</text:p>
          </table:table-cell>
        </table:table-row>
        <table:table-row>
          <table:table-cell table:style-name="Table1.A2" office:value-type="string">
            <text:p text:style-name="P28">Finish with single remote activity</text:p>
          </table:table-cell>
          <table:table-cell table:style-name="Table1.A2" office:value-type="string">
            <text:p text:style-name="P16">finish {</text:p>
            <text:p text:style-name="P16"><text:s text:c="2"/>at (next) async { think(t); }</text:p>
            <text:p text:style-name="P16">}</text:p>
          </table:table-cell>
          <table:table-cell table:style-name="Table1.A2" office:value-type="string">
            <text:p text:style-name="P38"><text:span text:style-name="T16">home</text:span> <text:span text:style-name="T14">[act]</text:span>→ next</text:p>
            <text:p text:style-name="P38">next → <text:span text:style-name="T17">home (terminate)</text:span></text:p>
            <text:p text:style-name="P63">home → next (clean)</text:p>
            <text:p text:style-name="P41"/>
            <text:p text:style-name="P40"/>
            <text:p text:style-name="P49"/>
            <text:p text:style-name="P49"/>
            <text:p text:style-name="P49"/>
            <text:p text:style-name="P49"/>
            <text:p text:style-name="P49"/>
            <text:p text:style-name="P68"/>
            <text:p text:style-name="P68"/>
            <text:p text:style-name="P74"><text:span text:style-name="T21">0</text:span>20:</text:p>
            <text:p text:style-name="P74">120:</text:p>
          </table:table-cell>
          <table:table-cell table:style-name="Table1.D2" office:value-type="string">
            <text:p text:style-name="P51">home=&gt; place0 (global root finish)</text:p>
            <text:p text:style-name="P51"/>
            <text:p text:style-name="P45"><text:span text:style-name="T18">home</text:span> -<text:span text:style-name="T20">&gt;</text:span> place0 (inTransit)</text:p>
            <text:p text:style-name="P54">place0 → home</text:p>
            <text:p text:style-name="P45"><text:span text:style-name="T18">home</text:span> <text:span text:style-name="T15">[act]</text:span>→ next</text:p>
            <text:p text:style-name="P65">home → place0 (terminate)</text:p>
            <text:p text:style-name="P45">next → place0 (live)</text:p>
            <text:p text:style-name="P46">place0 → <text:span text:style-name="T13">next (run[act])</text:span></text:p>
            <text:p text:style-name="P45">next → place0 (terminate)</text:p>
            <text:p text:style-name="P60"/>
            <text:p text:style-name="P60">place0 → home (release finish)</text:p>
            <text:p text:style-name="P72"/>
            <text:p text:style-name="P75"><text:span text:style-name="T22">0</text:span>20:</text:p>
            <text:p text:style-name="P75">120:</text:p>
          </table:table-cell>
        </table:table-row>
        <table:table-row>
          <table:table-cell table:style-name="Table1.A2" office:value-type="string">
            <text:p text:style-name="P29"><text:span text:style-name="T11">F</text:span>an out</text:p>
          </table:table-cell>
          <table:table-cell table:style-name="Table1.A2" office:value-type="string">
            <text:p text:style-name="P16">finish {</text:p>
            <text:p text:style-name="P10"><text:span text:style-name="T5"><text:s text:c="2"/></text:span><text:span text:style-name="T10">for</text:span><text:span text:style-name="T3"> (p in allPlaces) {</text:span></text:p>
            <text:p text:style-name="P16"><text:s text:c="4"/>at (p) async { think(t); }</text:p>
            <text:p text:style-name="P16"><text:s text:c="2"/>}</text:p>
            <text:p text:style-name="P16">}</text:p>
          </table:table-cell>
          <table:table-cell table:style-name="Table1.A2" office:value-type="string">
            <text:p text:style-name="P69">Repeat above N-<text:span text:style-name="T27">1</text:span> times</text:p>
            <text:p text:style-name="P62"/>
            <text:p text:style-name="P62"/>
            <text:p text:style-name="P76"><text:span text:style-name="T24">0</text:span>20:</text:p>
            <text:p text:style-name="P108">120:</text:p>
          </table:table-cell>
          <table:table-cell table:style-name="Table1.D2" office:value-type="string">
            <text:p text:style-name="P70">Repeat above N-<text:span text:style-name="T28">1</text:span> times</text:p>
            <text:p text:style-name="P62"/>
            <text:p text:style-name="P62"/>
            <text:p text:style-name="P76"><text:span text:style-name="T23">0</text:span>20:</text:p>
            <text:p text:style-name="P77">120:</text:p>
          </table:table-cell>
        </table:table-row>
        <table:table-row>
          <table:table-cell table:style-name="Table1.A2" office:value-type="string">
            <text:p text:style-name="P31">message back</text:p>
          </table:table-cell>
          <table:table-cell table:style-name="Table1.A2" office:value-type="string">
            <text:p text:style-name="P18">finish {</text:p>
            <text:p text:style-name="P14"><text:span text:style-name="T3"><text:s text:c="2"/>at (</text:span><text:span text:style-name="T8">next</text:span><text:span text:style-name="T3">) async {</text:span></text:p>
            <text:p text:style-name="P18"><text:s text:c="4"/>at (home) async {think(t);}</text:p>
            <text:p text:style-name="P18"><text:s text:c="2"/>}</text:p>
            <text:p text:style-name="P18">}</text:p>
          </table:table-cell>
          <table:table-cell table:style-name="Table1.A2" office:value-type="string">
            <text:p text:style-name="P39"><text:span text:style-name="T16">home</text:span> <text:span text:style-name="T14">[act]</text:span>→ next</text:p>
            <text:p text:style-name="P39"><text:span text:style-name="T19">next</text:span> <text:span text:style-name="T14">[act]</text:span>→ <text:span text:style-name="T19">home</text:span></text:p>
            <text:p text:style-name="P48">next → home (terminate)</text:p>
            <text:p text:style-name="P64">home → next (clean)</text:p>
            <text:p text:style-name="P64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78"><text:span text:style-name="T25">0</text:span>20:</text:p>
            <text:p text:style-name="P78">120:</text:p>
          </table:table-cell>
          <table:table-cell table:style-name="Table1.D2" office:value-type="string">
            <text:p text:style-name="P50">home=&gt; place0 (global root finish)</text:p>
            <text:p text:style-name="P50"/>
            <text:p text:style-name="P44"><text:span text:style-name="T18">home</text:span> -<text:span text:style-name="T20">&gt;</text:span> place0 (inTransit)</text:p>
            <text:p text:style-name="P53">place0 → home</text:p>
            <text:p text:style-name="P44"><text:span text:style-name="T18">home</text:span> <text:span text:style-name="T15">[act]</text:span>→ next</text:p>
            <text:p text:style-name="P66">home → place0 (terminate)</text:p>
            <text:p text:style-name="P44">next → place0 (live)</text:p>
            <text:p text:style-name="P47">place0 → <text:span text:style-name="T13">next (run[act])</text:span></text:p>
            <text:p text:style-name="P44">next → place0 (terminate)</text:p>
            <text:p text:style-name="P44"/>
            <text:p text:style-name="P55">next → place0 (inTransite)</text:p>
            <text:p text:style-name="P55">place0 → next</text:p>
            <text:p text:style-name="P55">next [act] → home</text:p>
            <text:p text:style-name="P56">next → place0 (terminate)</text:p>
            <text:p text:style-name="P57">home → place0 (live)</text:p>
            <text:p text:style-name="P58">place0 → home (run[act])</text:p>
            <text:p text:style-name="P59">home → place0 (terminate)</text:p>
            <text:p text:style-name="P59"/>
            <text:p text:style-name="P61">place0 → home (release finish)</text:p>
            <text:p text:style-name="P61"/>
            <text:p text:style-name="P79"><text:span text:style-name="T26">0</text:span>20:</text:p>
            <text:p text:style-name="P80">120:</text:p>
          </table:table-cell>
        </table:table-row>
        <table:table-row>
          <table:table-cell table:style-name="Table1.A2" office:value-type="string">
            <text:p text:style-name="P30"><text:span text:style-name="T11">F</text:span>an out – message back</text:p>
          </table:table-cell>
          <table:table-cell table:style-name="Table1.A2" office:value-type="string">
            <text:p text:style-name="P16">finish {</text:p>
            <text:p text:style-name="P10"><text:span text:style-name="T5"><text:s text:c="2"/></text:span><text:span text:style-name="T10">for</text:span><text:span text:style-name="T3"> (p in allPlaces) {</text:span></text:p>
            <text:p text:style-name="P16"><text:s text:c="4"/>at (p) async {</text:p>
            <text:p text:style-name="P16"><text:s text:c="6"/>at (home) async {think(t);}</text:p>
            <text:p text:style-name="P16"><text:s text:c="4"/>}</text:p>
            <text:p text:style-name="P16"><text:soft-page-break/><text:s text:c="2"/>}</text:p>
            <text:p text:style-name="P16">}</text:p>
          </table:table-cell>
          <table:table-cell table:style-name="Table1.A2" office:value-type="string">
            <text:p text:style-name="P71">Repeat above N-<text:span text:style-name="T27">1</text:span> times</text:p>
            <text:p text:style-name="P71"/>
            <text:p text:style-name="P71"/>
            <text:p text:style-name="P71"/>
            <text:p text:style-name="P81"><text:span text:style-name="T25">0</text:span>20:</text:p>
            <text:p text:style-name="P81"><text:soft-page-break/><text:span text:style-name="T29">1</text:span>20:</text:p>
          </table:table-cell>
          <table:table-cell table:style-name="Table1.D2" office:value-type="string">
            <text:p text:style-name="P71">Repeat above N-<text:span text:style-name="T27">1</text:span> times</text:p>
            <text:p text:style-name="P52"/>
            <text:p text:style-name="P52"/>
            <text:p text:style-name="P52"/>
            <text:p text:style-name="P82"><text:span text:style-name="T25">0</text:span>20:</text:p>
            <text:p text:style-name="P82"><text:soft-page-break/><text:span text:style-name="T29">1</text:span>20:</text:p>
          </table:table-cell>
        </table:table-row>
        <table:table-row>
          <table:table-cell table:style-name="Table1.A2" office:value-type="string">
            <text:p text:style-name="P73">Internal work</text:p>
          </table:table-cell>
          <table:table-cell table:style-name="Table1.A2" office:value-type="string">
            <text:p text:style-name="P22">finish {</text:p>
            <text:p text:style-name="P15"><text:span text:style-name="T5"><text:s text:c="2"/></text:span><text:span text:style-name="T3">at (</text:span><text:span text:style-name="T9">next</text:span><text:span text:style-name="T3">) async {</text:span></text:p>
            <text:p text:style-name="P22"><text:s text:c="4"/>finish {</text:p>
            <text:p text:style-name="P15"><text:span text:style-name="T5"><text:s text:c="6"/></text:span><text:span text:style-name="T10">for</text:span><text:span text:style-name="T3"> (j in 1..D) { <text:s text:c="35"/></text:span></text:p>
            <text:p text:style-name="P22"><text:s text:c="8"/>async { think(t); };</text:p>
            <text:p text:style-name="P22"><text:s text:c="6"/>}</text:p>
            <text:p text:style-name="P22"><text:s text:c="4"/>}</text:p>
            <text:p text:style-name="P22"><text:s text:c="2"/>}</text:p>
            <text:p text:style-name="P22">}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2"><text:span text:style-name="T11">F</text:span>an out – internal work</text:p>
          </table:table-cell>
          <table:table-cell table:style-name="Table1.A2" office:value-type="string">
            <text:p text:style-name="P16">finish {</text:p>
            <text:p text:style-name="P10"><text:span text:style-name="T5"><text:s text:c="2"/></text:span><text:span text:style-name="T10">for</text:span><text:span text:style-name="T3"> (p in allPlaces) {</text:span></text:p>
            <text:p text:style-name="P16"><text:s text:c="4"/>at (p) async {</text:p>
            <text:p text:style-name="P16"><text:s text:c="6"/>finish {</text:p>
            <text:p text:style-name="P11"><text:span text:style-name="T5"><text:s text:c="8"/></text:span><text:span text:style-name="T10">for</text:span><text:span text:style-name="T3"> (j in 1..D) { <text:s text:c="35"/></text:span></text:p>
            <text:p text:style-name="P19"><text:s text:c="10"/>async { think(t); };</text:p>
            <text:p text:style-name="P16"><text:s text:c="8"/>}</text:p>
            <text:p text:style-name="P16"><text:s text:c="6"/>}</text:p>
            <text:p text:style-name="P16"><text:s text:c="4"/>}</text:p>
            <text:p text:style-name="P16"><text:s text:c="2"/>}</text:p>
            <text:p text:style-name="P16">}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3"><text:span text:style-name="T11">F</text:span>an out – <text:span text:style-name="T12">broadcast</text:span></text:p>
          </table:table-cell>
          <table:table-cell table:style-name="Table1.A2" office:value-type="string">
            <text:p text:style-name="P16">finish {</text:p>
            <text:p text:style-name="P10"><text:span text:style-name="T5"><text:s text:c="2"/></text:span><text:span text:style-name="T10">for</text:span><text:span text:style-name="T3"> (p in allPlaces) {</text:span></text:p>
            <text:p text:style-name="P16"><text:s text:c="4"/>at (p) async {</text:p>
            <text:p text:style-name="P12"><text:span text:style-name="T5"><text:s text:c="6"/></text:span><text:span text:style-name="T10">for</text:span><text:span text:style-name="T3"> (q in allPlaces) </text:span><text:span text:style-name="T6">{</text:span></text:p>
            <text:p text:style-name="P20"><text:s text:c="8"/>at (q) async {</text:p>
            <text:p text:style-name="P16"><text:s text:c="10"/>think(t);</text:p>
            <text:p text:style-name="P16"><text:s text:c="8"/>}</text:p>
            <text:p text:style-name="P23"><text:s text:c="6"/>}</text:p>
            <text:p text:style-name="P16"><text:s text:c="4"/>}</text:p>
            <text:p text:style-name="P16"><text:s text:c="2"/>}</text:p>
            <text:p text:style-name="P16">}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4">Fan out – nested finish</text:p>
          </table:table-cell>
          <table:table-cell table:style-name="Table1.A2" office:value-type="string">
            <text:p text:style-name="P16">finish {</text:p>
            <text:p text:style-name="P10"><text:span text:style-name="T5"><text:s text:c="2"/></text:span><text:span text:style-name="T10">for</text:span><text:span text:style-name="T3"> (p in allPlaces) {</text:span></text:p>
            <text:p text:style-name="P16"><text:s text:c="4"/>at (p) async {</text:p>
            <text:p text:style-name="P16"><text:s text:c="6"/>finish {</text:p>
            <text:p text:style-name="P13"><text:span text:style-name="T5"><text:s text:c="8"/></text:span><text:span text:style-name="T10">for</text:span><text:span text:style-name="T3"> (q in allPlaces) </text:span><text:span text:style-name="T7">{</text:span></text:p>
            <text:p text:style-name="P21"><text:s text:c="10"/>at (q) async { think(t); }</text:p>
            <text:p text:style-name="P24"><text:s text:c="8"/>}</text:p>
            <text:p text:style-name="P16"><text:s text:c="6"/>}</text:p>
            <text:p text:style-name="P16"><text:s text:c="4"/>}</text:p>
            <text:p text:style-name="P16"><text:s text:c="2"/>}</text:p>
            <text:p text:style-name="P16">}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</table:table>
      <text:p text:style-name="P9"/>
      <text:p text:style-name="P1"/>
      <text:p text:style-name="P85">Place 0 Assumpti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5">Assumption</text:p>
          </table:table-cell>
          <table:table-cell table:style-name="Table2.B1" office:value-type="string">
            <text:p text:style-name="P115">Implications</text:p>
          </table:table-cell>
        </table:table-row>
        <table:table-row>
          <table:table-cell table:style-name="Table2.A2" office:value-type="string">
            <text:p text:style-name="P109">Place 0 is the only reference to check a place status</text:p>
          </table:table-cell>
          <table:table-cell table:style-name="Table2.B2" office:value-type="string">
            <text:p text:style-name="P110">Must visit place 0 to run Place.isDead<text:span text:style-name="T31">()</text:span></text:p>
          </table:table-cell>
        </table:table-row>
        <table:table-row>
          <table:table-cell table:style-name="Table2.A2" office:value-type="string">
            <text:p text:style-name="P111">When a place dies, any tasks <text:span text:style-name="T32">transmitted</text:span> from it also dies</text:p>
          </table:table-cell>
          <table:table-cell table:style-name="Table2.B2" office:value-type="string">
            <text:p text:style-name="P112">A destination place must check if source is a live before running a task (i.e. based on assumption 1, must visit place 0).</text:p>
            <text:p text:style-name="P112"/>
            <text:p text:style-name="P113">Tasks that started before the source died are marked active, and must be adopted.</text:p>
            <text:p text:style-name="P112"/>
            <text:p text:style-name="P114">Tasks that were in transit when the source died are simply ignored <text:span text:style-name="T33">(no need to trace them)</text:span></text:p>
          </table:table-cell>
        </table:table-row>
        <table:table-row>
          <table:table-cell table:style-name="Table2.A2" office:value-type="string">
            <text:p text:style-name="P116">Finish states are stored at place 0 that never fails</text:p>
          </table:table-cell>
          <table:table-cell table:style-name="Table2.B2" office:value-type="string">
            <text:p text:style-name="P117">Messages from place 0 will not be lost</text:p>
            <text:p text:style-name="P118">Messages to place 0 will be received</text:p>
            <text:p text:style-name="P119"><text:span text:style-name="T34">Immediate asynchronous communication can be used safely</text:span></text:p>
            <text:p text:style-name="P119"><text:span text:style-name="T35">runImmediateAt(fromPlace0, …) must succeed</text:span> </text:p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84"/>
      <text:p text:style-name="P84"/>
      <text:p text:style-name="P93">Distributed Finish Design:</text:p>
      <text:p text:style-name="P86"/>
      <text:p text:style-name="P88">1. Record in transit tasks <text:span text:style-name="T36">only.</text:span></text:p>
      <text:p text:style-name="P89">2. Each <text:span text:style-name="T37">running </text:span>task knows its source place.</text:p>
      <text:p text:style-name="P87"><text:span text:style-name="T38">3</text:span>. Adoption initiated from place 0 throw a resilient broadcast to all places</text:p>
      <text:p text:style-name="P90">4. A task starts regardless of its source place status</text:p>
      <text:p text:style-name="P91">5. Upon adoption, <text:span text:style-name="T48">trace down the task status</text:span> to know if it has started or not</text:p>
      <text:p text:style-name="P92">6. <text:span text:style-name="T39">After a task completes, it notifies the master and the backup asynchronously</text:span></text:p>
      <text:p text:style-name="P94">7. While a backup place is processing adoption, and while it is querying the status of the in transit tasks, it keeps the signals from the target places in a separate list. <text:span text:style-name="T40">After that, it merges them.</text:span></text:p>
      <text:p text:style-name="P94"/>
      <text:p text:style-name="P103">8. To avoid checking if a place is dead, send the terminate message to both master and backup</text:p>
      <text:p text:style-name="P103"/>
      <text:p text:style-name="P104">9. Master deletes the backup at the very end</text:p>
      <text:p text:style-name="P104"/>
      <text:p text:style-name="P105">10. An adopted finish deletes itself</text:p>
      <text:p text:style-name="P105"/>
      <text:p text:style-name="P106">11. the backup is passive until it receives a broadcast place death message that includes its master</text:p>
      <text:p text:style-name="P100">Assumptions:</text:p>
      <text:p text:style-name="P100">Backup = <text:span text:style-name="T43">(</text:span>current <text:s/>+ 1<text:span text:style-name="T43">) % N</text:span></text:p>
      <text:p text:style-name="P100"/>
      <text:p text:style-name="P97">Assume:</text:p>
      <text:p text:style-name="P97">Finish home = M</text:p>
      <text:p text:style-name="P97">Finish backup = B</text:p>
      <text:p text:style-name="P98">Task start place = <text:s/>X</text:p>
      <text:p text:style-name="P98">Task end place = Y</text:p>
      <text:p text:style-name="P94"/>
      <text:p text:style-name="P99">Start at X:</text:p>
      <text:p text:style-name="P99"><text:span text:style-name="T44">X -&gt;</text:span> M.addTransit (X,Y) →<text:span text:style-name="T46"> B → B.addTransit(X,Y) → X → X → Y</text:span></text:p>
      <text:p text:style-name="P101">Y.run<text:span text:style-name="T45">()</text:span></text:p>
      <text:p text:style-name="P102">Y→ M.completed(X,Y)</text:p>
      <text:p text:style-name="P102">Y→ B.completed (X,Y)</text:p>
      <text:p text:style-name="P94"/>
      <text:p text:style-name="P95">Communication primitives needed:</text:p>
      <text:p text:style-name="P95">1. <text:span text:style-name="T41">primitive resilient at based on x10.util.concurrent.Condition [Not needed anymore]</text:span></text:p>
      <text:p text:style-name="P96">2. <text:span text:style-name="T42">primitive</text:span> asynchronous resilient broadcast that <text:span text:style-name="T42">starts from place 0 and </text:span>reaches every surviving place</text:p>
      <text:p text:style-name="P96"/>
      <text:p text:style-name="P96"/>
      <text:p text:style-name="P107">Tracing down:</text:p>
      <text:p text:style-name="P107">we can try it with place0 resilient fin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1:01:30.610717746</meta:creation-date>
    <meta:generator>LibreOffice/5.0.4.2$MacOSX_X86_64 LibreOffice_project/2b9802c1994aa0b7dc6079e128979269cf95bc78</meta:generator>
    <dc:date>2017-07-29T23:38:44.957292000</dc:date>
    <meta:editing-duration>PT10H29M41S</meta:editing-duration>
    <meta:editing-cycles>249</meta:editing-cycles>
    <meta:document-statistic meta:table-count="2" meta:image-count="0" meta:object-count="0" meta:page-count="3" meta:paragraph-count="190" meta:word-count="800" meta:character-count="4533" meta:non-whitespace-character-count="3617"/>
  </office:meta>
</office:document-meta>
</file>